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HandlerWrapper.ErrorHandle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rrorHandlerWrapper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rrorHandlerWrapper.setErrorHandler(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Wrapper.ErrorHandlerWrapper(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Wrapper.getExpanded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rrorHandlerWrapper.error( String domain , String key , XMLParseException exce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rrorHandlerWrapper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rrorHandlerWrapper.createXMLParseException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rrorHandlerWrapper.getBase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rrorHandlerWrapper.getXM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rrorHandlerWrapp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Wrapper.getCharacter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rrorHandlerWrapper.warning( String domain , String key , XMLParseException exce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rrorHandlerWrapper.createXNIException( SAX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Wrappe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rrorHandlerWrapper.createSAXParseException( XML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HandlerWrapper.fatalError( String domain , String key , XMLParseException exce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rrorHandlerWrapper.getLiteral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rrorHandlerWrapper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